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69in" fo:margin-left="0.1646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3701in"/>
    </style:style>
    <style:style style:name="Table1.C" style:family="table-column">
      <style:table-column-properties style:column-width="0.4167in"/>
    </style:style>
    <style:style style:name="Table1.D" style:family="table-column">
      <style:table-column-properties style:column-width="0.5903in"/>
    </style:style>
    <style:style style:name="Table1.E" style:family="table-column">
      <style:table-column-properties style:column-width="1.5396in"/>
    </style:style>
    <style:style style:name="Table1.F" style:family="table-column">
      <style:table-column-properties style:column-width="1.9326in"/>
    </style:style>
    <style:style style:name="Table1.G" style:family="table-column">
      <style:table-column-properties style:column-width="2.095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1.G1" style:family="table-cell">
      <style:table-cell-properties style:vertical-align="bottom" fo:padding="0in" fo:border-left="1pt solid #000000" fo:border-right="1pt solid #000000" fo:border-top="1pt solid #000000" fo:border-bottom="none" style:writing-mode="lr-tb"/>
    </style:style>
    <style:style style:name="Table1.A2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G2" style:family="table-cell">
      <style:table-cell-properties style:vertical-align="bottom" fo:padding="0in" fo:border-left="1pt solid #000000" fo:border-right="1pt solid #000000" fo:border-top="none" fo:border-bottom="none" style:writing-mode="lr-tb"/>
    </style:style>
    <style:style style:name="Table1.3" style:family="table-row">
      <style:table-row-properties style:min-row-height="0.1618in" fo:keep-together="auto"/>
    </style:style>
    <style:style style:name="Table1.A3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.G3" style:family="table-cell">
      <style:table-cell-properties style:vertical-align="bottom" fo:padding="0in" fo:border-left="1pt solid #000000" fo:border-right="1pt solid #000000" fo:border-top="none" fo:border-bottom="1pt solid #000000" style:writing-mode="lr-tb"/>
    </style:style>
    <style:style style:name="Table1.4" style:family="table-row">
      <style:table-row-properties style:min-row-height="5.0007in" fo:keep-together="auto"/>
    </style:style>
    <style:style style:name="P1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591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159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1516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626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15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139in"/>
      <style:text-properties style:font-name="Times New Roman" fo:font-size="12pt" officeooo:rsid="000ac604" officeooo:paragraph-rsid="000ac604" style:font-name-asian="Times New Roman" style:font-size-asian="10.5pt" style:font-name-complex="Times New Roman" style:font-size-complex="12pt"/>
    </style:style>
    <style:style style:name="P9" style:family="paragraph" style:parent-style-name="Standard">
      <style:paragraph-properties fo:line-height="0.139in"/>
      <style:text-properties style:font-name="Times New Roman" officeooo:paragraph-rsid="000ac604" style:font-name-asian="Times New Roman" style:font-name-complex="Times New Roman"/>
    </style:style>
    <style:style style:name="P10" style:family="paragraph" style:parent-style-name="Standard">
      <style:paragraph-properties fo:line-height="0.139in"/>
      <style:text-properties style:font-name="Times New Roman" officeooo:paragraph-rsid="003dfe69" style:font-name-asian="Times New Roman" style:font-name-complex="Times New Roman"/>
    </style:style>
    <style:style style:name="P11" style:family="paragraph" style:parent-style-name="Standard">
      <style:paragraph-properties style:line-height-at-least="0in" style:snap-to-layout-grid="false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0.1366in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002in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1598in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139in"/>
      <style:text-properties style:font-name="Times New Roman" officeooo:rsid="00325193" officeooo:paragraph-rsid="00325193" style:font-name-asian="Times New Roman" style:font-name-complex="Times New Roman"/>
    </style:style>
    <style:style style:name="P16" style:family="paragraph" style:parent-style-name="Standard">
      <style:paragraph-properties fo:line-height="0.139in"/>
      <style:text-properties style:font-name="Times New Roman" officeooo:rsid="003ccf0d" style:font-name-asian="Times New Roman" style:font-name-complex="Times New Roman"/>
    </style:style>
    <style:style style:name="P17" style:family="paragraph" style:parent-style-name="Standard">
      <style:paragraph-properties fo:line-height="0.139in"/>
      <style:text-properties style:font-name="Times New Roman" officeooo:rsid="003dfe69" officeooo:paragraph-rsid="003dfe69" style:font-name-asian="Times New Roman" style:font-name-complex="Times New Roman"/>
    </style:style>
    <style:style style:name="P18" style:family="paragraph" style:parent-style-name="Standard">
      <style:paragraph-properties fo:line-height="0.0083in"/>
      <style:text-properties style:font-name="Times New Roman" fo:font-size="9.5pt" style:font-name-asian="Times New Roman" style:font-size-asian="9.5pt" style:font-name-complex="Times New Roman"/>
    </style:style>
    <style:style style:name="P19" style:family="paragraph" style:parent-style-name="Standard">
      <style:paragraph-properties fo:line-height="0.002in"/>
      <style:text-properties style:font-name="Times New Roman" fo:font-weight="bold" style:font-name-asian="Times New Roman" style:font-weight-asian="bold" style:font-name-complex="Times New Roman"/>
    </style:style>
    <style:style style:name="P20" style:family="paragraph" style:parent-style-name="Standard">
      <style:paragraph-properties fo:line-height="0.1571in"/>
      <style:text-properties style:font-name="Times New Roman" fo:font-weight="bold" style:font-name-asian="Times New Roman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fo:font-weight="bold" style:font-name-asian="Times New Roman" style:font-weight-asian="bold" style:font-name-complex="Times New Roman"/>
    </style:style>
    <style:style style:name="P22" style:family="paragraph" style:parent-style-name="Standard">
      <style:paragraph-properties fo:line-height="0.1839in"/>
      <style:text-properties style:font-name="Times New Roman" fo:font-weight="bold" style:font-name-asian="Times New Roman" style:font-weight-asian="bold" style:font-name-complex="Times New Roman"/>
    </style:style>
    <style:style style:name="P23" style:family="paragraph" style:parent-style-name="Standard">
      <style:paragraph-properties style:line-height-at-least="0in"/>
      <style:text-properties style:font-name="Times New Roman" fo:font-style="italic" style:font-name-asian="Times New Roman" style:font-style-asian="italic" style:font-name-complex="Times New Roman"/>
    </style:style>
    <style:style style:name="P24" style:family="paragraph" style:parent-style-name="Standard">
      <style:paragraph-properties fo:line-height="0.1728in"/>
      <style:text-properties style:font-name="Times New Roman" fo:font-style="italic" style:font-name-asian="Times New Roman" style:font-style-asian="italic" style:font-name-complex="Times New Roman"/>
    </style:style>
    <style:style style:name="P25" style:family="paragraph" style:parent-style-name="Standard">
      <style:paragraph-properties fo:line-height="0.002in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6" style:family="paragraph" style:parent-style-name="Standard">
      <style:paragraph-properties fo:line-height="0.139in"/>
      <style:text-properties style:font-name="Times New Roman" fo:font-size="11pt" officeooo:rsid="00325193" officeooo:paragraph-rsid="00325193" style:font-size-asian="11pt" style:font-size-complex="11pt"/>
    </style:style>
    <style:style style:name="P27" style:family="paragraph" style:parent-style-name="Standard">
      <style:paragraph-properties fo:line-height="0.139in"/>
      <style:text-properties style:font-name="Times New Roman" fo:font-size="11pt" officeooo:rsid="0033b528" officeooo:paragraph-rsid="0033b528" style:font-size-asian="11pt" style:font-size-complex="11pt"/>
    </style:style>
    <style:style style:name="P28" style:family="paragraph" style:parent-style-name="Standard">
      <style:paragraph-properties fo:line-height="0.139in"/>
      <style:text-properties style:font-name="Times New Roman" fo:font-size="11pt" officeooo:rsid="0034cca3" officeooo:paragraph-rsid="0034cca3" style:font-size-asian="11pt" style:font-size-complex="11pt"/>
    </style:style>
    <style:style style:name="P29" style:family="paragraph" style:parent-style-name="Standard">
      <style:paragraph-properties fo:line-height="0.139in"/>
      <style:text-properties style:font-name="Times New Roman" fo:font-size="11pt" officeooo:rsid="0035b8f6" officeooo:paragraph-rsid="0035b8f6" style:font-size-asian="11pt" style:font-size-complex="11pt"/>
    </style:style>
    <style:style style:name="P30" style:family="paragraph" style:parent-style-name="Standard">
      <style:paragraph-properties fo:line-height="0.139in"/>
      <style:text-properties style:font-name="Times New Roman" fo:font-size="11pt" officeooo:rsid="00360e6c" officeooo:paragraph-rsid="00360e6c" style:font-size-asian="11pt" style:font-size-complex="11pt"/>
    </style:style>
    <style:style style:name="P31" style:family="paragraph" style:parent-style-name="Standard">
      <style:paragraph-properties fo:line-height="0.139in"/>
      <style:text-properties style:font-name="Times New Roman" fo:font-size="11pt" officeooo:rsid="0037e41a" officeooo:paragraph-rsid="0037e41a" style:font-size-asian="11pt" style:font-size-complex="11pt"/>
    </style:style>
    <style:style style:name="P32" style:family="paragraph" style:parent-style-name="Standard">
      <style:paragraph-properties fo:line-height="0.139in"/>
      <style:text-properties style:font-name="Times New Roman" fo:font-size="11pt" officeooo:rsid="00325193" officeooo:paragraph-rsid="00325193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line-height="0.139in"/>
      <style:text-properties style:font-name="Times New Roman" fo:font-weight="normal" officeooo:rsid="00214f8a" officeooo:paragraph-rsid="00214f8a" style:font-name-asian="Times New Roman" style:font-weight-asian="normal" style:font-name-complex="Times New Roman" style:font-weight-complex="normal"/>
    </style:style>
    <style:style style:name="P34" style:family="paragraph" style:parent-style-name="Standard">
      <style:paragraph-properties fo:margin-left="2.0374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margin-left="3.3291in" fo:margin-right="0in" style:line-height-at-least="0in" fo:text-indent="0in" style:auto-text-indent="false">
        <style:tab-stops>
          <style:tab-stop style:position="4.7453in"/>
        </style:tab-stops>
      </style:paragraph-properties>
    </style:style>
    <style:style style:name="P36" style:family="paragraph" style:parent-style-name="Standard">
      <style:paragraph-properties fo:margin-left="3.329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margin-left="3.3291in" fo:margin-right="0in" style:line-height-at-least="0in" fo:text-indent="0in" style:auto-text-indent="false">
        <style:tab-stops>
          <style:tab-stop style:position="4.2866in"/>
        </style:tab-stops>
      </style:paragraph-properties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margin-left="4.468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margin-left="0.2736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margin-left="0.2736in" fo:margin-right="0in" style:line-height-at-least="0in" fo:text-indent="0in" style:auto-text-indent="false"/>
      <style:text-properties style:font-name="Times New Roman" fo:font-style="italic" style:font-name-asian="Times New Roman" style:font-style-asian="italic" style:font-name-complex="Times New Roman"/>
    </style:style>
    <style:style style:name="P42" style:family="paragraph" style:parent-style-name="Standard">
      <style:paragraph-properties fo:margin-left="2in" fo:margin-right="0in" style:line-height-at-least="0in" fo:text-indent="0in" style:auto-text-indent="false"/>
    </style:style>
    <style:style style:name="P43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margin-left="0.111in" fo:margin-right="0in" fo:line-height="98%" fo:text-indent="0in" style:auto-text-indent="false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fo:font-size="11pt" officeooo:rsid="000ac604" officeooo:paragraph-rsid="000ac604" style:font-name-asian="Times New Roman" style:font-size-asian="11pt" style:font-name-complex="Times New Roman" style:font-size-complex="11pt"/>
    </style:style>
    <style:style style:name="P46" style:family="paragraph" style:parent-style-name="Standard">
      <style:paragraph-properties fo:margin-left="0in" fo:margin-right="0.0693in" style:line-height-at-least="0in" fo:text-align="end" style:justify-single-word="false" fo:text-indent="0in" style:auto-text-indent="false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margin-left="0.069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margin-left="0.4862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margin-left="0.1528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margin-left="0.5555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margin-left="0.389in" fo:margin-right="0in" style:line-height-at-least="0in" fo:text-indent="0in" style:auto-text-indent="false"/>
      <style:text-properties style:font-name="Times New Roman" fo:font-size="9.5pt" style:font-name-asian="Times New Roman" style:font-size-asian="9.5pt" style:font-name-complex="Times New Roman"/>
    </style:style>
    <style:style style:name="P52" style:family="paragraph" style:parent-style-name="Standard">
      <style:paragraph-properties fo:margin-left="4.7917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margin-left="0.2457in" fo:margin-right="0in" style:line-height-at-least="0in" fo:text-indent="-0.211in" style:auto-text-indent="false">
        <style:tab-stops>
          <style:tab-stop style:position="0.2457in"/>
        </style:tab-stops>
      </style:paragraph-properties>
      <style:text-properties style:font-name="Times New Roman" fo:font-weight="bold" officeooo:rsid="0008a43a" style:font-name-asian="Times New Roman" style:font-weight-asian="bold" style:font-name-complex="Times New Roman"/>
    </style:style>
    <style:style style:name="P54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style:font-name="Times New Roman" fo:font-size="9pt" officeooo:paragraph-rsid="00300113" style:font-name-asian="Times New Roman" style:font-size-asian="9pt" style:font-name-complex="Times New Roman"/>
    </style:style>
    <style:style style:name="P55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style:font-name="Times New Roman" officeooo:paragraph-rsid="00300113" style:font-name-asian="Times New Roman" style:font-name-complex="Times New Roman"/>
    </style:style>
    <style:style style:name="P56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officeooo:paragraph-rsid="00300113"/>
    </style:style>
    <style:style style:name="P57" style:family="paragraph" style:parent-style-name="Standard" style:master-page-name="Standard">
      <style:paragraph-properties fo:margin-left="1.2319in" fo:margin-right="0in" style:line-height-at-least="0in" fo:text-indent="0in" style:auto-text-indent="false" style:page-number="auto">
        <style:tab-stops>
          <style:tab-stop style:position="4.6339in"/>
        </style:tab-stops>
      </style:paragraph-properties>
    </style:style>
    <style:style style:name="P58" style:family="paragraph" style:parent-style-name="Standard" style:list-style-name="WW8Num3">
      <style:paragraph-properties fo:line-height="90%">
        <style:tab-stops>
          <style:tab-stop style:position="0.2429in"/>
        </style:tab-stops>
      </style:paragraph-properties>
    </style:style>
    <style:style style:name="P59" style:family="paragraph" style:parent-style-name="Standard" style:list-style-name="WW8Num1">
      <style:paragraph-properties fo:margin-left="0.2457in" fo:margin-right="0in" style:line-height-at-least="0in" fo:text-indent="-0.211in" style:auto-text-indent="false">
        <style:tab-stops>
          <style:tab-stop style:position="0.2457in"/>
        </style:tab-stops>
      </style:paragraph-properties>
    </style:style>
    <style:style style:name="P60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officeooo:paragraph-rsid="000ff98c"/>
    </style:style>
    <style:style style:name="P61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officeooo:paragraph-rsid="0008a43a"/>
    </style:style>
    <style:style style:name="P62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style:font-name="Times New Roman" fo:font-weight="bold" officeooo:rsid="00321074" officeooo:paragraph-rsid="000ff98c" style:font-name-asian="Times New Roman" style:font-weight-asian="bold" style:font-name-complex="Times New Roman"/>
    </style:style>
    <style:style style:name="P63" style:family="paragraph" style:parent-style-name="Standard" style:list-style-name="WW8Num2">
      <style:paragraph-properties fo:margin-left="0.2736in" fo:margin-right="0in" style:line-height-at-least="0in" fo:text-indent="-0.2736in" style:auto-text-indent="false">
        <style:tab-stops>
          <style:tab-stop style:position="0.2736in"/>
        </style:tab-stops>
      </style:paragraph-properties>
    </style:style>
    <style:style style:name="P64" style:family="paragraph" style:parent-style-name="Standard" style:list-style-name="WW8Num2">
      <style:paragraph-properties fo:margin-left="0.2736in" fo:margin-right="0in" style:line-height-at-least="0in" fo:text-indent="-0.2736in" style:auto-text-indent="false">
        <style:tab-stops>
          <style:tab-stop style:position="0.2736in"/>
        </style:tab-stops>
      </style:paragraph-properties>
      <style:text-properties style:font-name="Times New Roman" fo:font-weight="bold" style:font-name-asian="Times New Roman" style:font-weight-asian="bold" style:font-name-complex="Times New Roman"/>
    </style:style>
    <style:style style:name="P65" style:family="paragraph" style:parent-style-name="Standard" style:master-page-name="Convert_20_1">
      <style:paragraph-properties fo:margin-left="0in" fo:margin-right="0.1665in" fo:line-height="90%" fo:text-indent="0in" style:auto-text-indent="false" style:page-number="auto"/>
    </style:style>
    <style:style style:name="P66" style:family="paragraph" style:parent-style-name="Standard" style:list-style-name="WW8Num4" style:master-page-name="Convert_20_2">
      <style:paragraph-properties fo:margin-left="0.0071in" fo:margin-right="0in" fo:line-height="90%" fo:text-indent="-0.0071in" style:auto-text-indent="false" style:page-number="auto">
        <style:tab-stops>
          <style:tab-stop style:position="0.25in"/>
        </style:tab-stops>
      </style:paragraph-properties>
      <style:text-properties officeooo:paragraph-rsid="00300113"/>
    </style:style>
    <style:style style:name="P67" style:family="paragraph" style:parent-style-name="Standard" style:list-style-name="WW8Num5" style:master-page-name="Convert_20_3">
      <loext:graphic-properties draw:fill="none"/>
      <style:paragraph-properties fo:margin-left="0.25in" fo:margin-right="0.4366in" fo:line-height="116%" fo:orphans="2" fo:widows="2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</style:style>
    <style:style style:name="P68" style:family="paragraph" style:parent-style-name="Standard" style:list-style-name="WW8Num6">
      <style:paragraph-properties fo:margin-left="0.528in" fo:margin-right="0in" style:line-height-at-least="0in" fo:text-indent="-0.2429in" style:auto-text-indent="false">
        <style:tab-stops>
          <style:tab-stop style:position="0.528in"/>
        </style:tab-stops>
      </style:paragraph-properties>
    </style:style>
    <style:style style:name="P69" style:family="paragraph" style:parent-style-name="Standard" style:list-style-name="WW8Num6">
      <style:paragraph-properties fo:margin-left="0.528in" fo:margin-right="0in" style:line-height-at-least="0in" fo:text-indent="-0.2429in" style:auto-text-indent="false">
        <style:tab-stops>
          <style:tab-stop style:position="0.528in"/>
        </style:tab-stops>
      </style:paragraph-properties>
      <style:text-properties style:font-name="Times New Roman" fo:font-weight="bold" style:font-name-asian="Times New Roman" style:font-weight-asian="bold" style:font-name-complex="Times New Roman"/>
    </style:style>
    <style:style style:name="T1" style:family="text"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T2" style:family="text">
      <style:text-properties style:font-name="Times New Roman" fo:font-size="15pt" fo:font-weight="bold" officeooo:rsid="0011c1bd" style:font-name-asian="Times New Roman" style:font-size-asian="15pt" style:font-weight-asian="bold" style:font-name-complex="Times New Roman"/>
    </style:style>
    <style:style style:name="T3" style:family="text">
      <style:text-properties style:font-name="Times New Roman" fo:font-size="15pt" fo:font-weight="bold" officeooo:rsid="0013df8b" style:font-name-asian="Times New Roman" style:font-size-asian="15pt" style:font-weight-asian="bold" style:font-name-complex="Times New Roman"/>
    </style:style>
    <style:style style:name="T4" style:family="text">
      <style:text-properties style:font-name="Times New Roman" fo:font-size="15pt" fo:font-weight="bold" officeooo:rsid="00321074" style:font-name-asian="Times New Roman" style:font-size-asian="15pt" style:font-weight-asian="bold" style:font-name-complex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officeooo:rsid="00321074" style:font-name-asian="Times New Roman" style:font-name-complex="Times New Roman"/>
    </style:style>
    <style:style style:name="T7" style:family="text">
      <style:text-properties style:font-name="Times New Roman" officeooo:rsid="00445cc6" style:font-name-asian="Times New Roman" style:font-name-complex="Times New Roman"/>
    </style:style>
    <style:style style:name="T8" style:family="text">
      <style:text-properties style:font-name="Times New Roman" officeooo:rsid="0044ef43" style:font-name-asian="Times New Roman" style:font-name-complex="Times New Roman"/>
    </style:style>
    <style:style style:name="T9" style:family="text">
      <style:text-properties style:font-name="Times New Roman" fo:font-size="14.5pt" style:font-name-asian="Times New Roman" style:font-size-asian="14.5pt" style:font-name-complex="Times New Roman"/>
    </style:style>
    <style:style style:name="T10" style:family="text">
      <style:text-properties style:font-name="Times New Roman" fo:font-size="14.5pt" officeooo:rsid="00074f94" style:font-name-asian="Times New Roman" style:font-size-asian="14.5pt" style:font-name-complex="Times New Roman"/>
    </style:style>
    <style:style style:name="T11" style:family="text">
      <style:text-properties style:font-name="Times New Roman" fo:font-size="9.5pt" style:font-name-asian="Times New Roman" style:font-size-asian="9.5pt" style:font-name-complex="Times New Roman"/>
    </style:style>
    <style:style style:name="T12" style:family="text">
      <style:text-properties style:font-name="Times New Roman" fo:font-size="9.5pt" officeooo:rsid="00074f94" style:font-name-asian="Times New Roman" style:font-size-asian="9.5pt" style:font-name-complex="Times New Roman"/>
    </style:style>
    <style:style style:name="T13" style:family="text">
      <style:text-properties style:font-name="Times New Roman" fo:font-size="9.5pt" officeooo:rsid="0013df8b" style:font-name-asian="Times New Roman" style:font-size-asian="9.5pt" style:font-name-complex="Times New Roman"/>
    </style:style>
    <style:style style:name="T14" style:family="text">
      <style:text-properties style:font-name="Times New Roman" fo:font-size="9.5pt" officeooo:rsid="00321074" style:font-name-asian="Times New Roman" style:font-size-asian="9.5pt" style:font-name-complex="Times New Roman"/>
    </style:style>
    <style:style style:name="T15" style:family="text">
      <style:text-properties style:font-name="Times New Roman" fo:font-weight="bold" style:font-name-asian="Times New Roman" style:font-weight-asian="bold" style:font-name-complex="Times New Roman"/>
    </style:style>
    <style:style style:name="T16" style:family="text">
      <style:text-properties style:font-name="Times New Roman" fo:font-weight="bold" officeooo:rsid="00321074" style:font-name-asian="Times New Roman" style:font-weight-asian="bold" style:font-name-complex="Times New Roman"/>
    </style:style>
    <style:style style:name="T17" style:family="text">
      <style:text-properties style:font-name="Times New Roman" fo:font-style="italic" style:font-name-asian="Times New Roman" style:font-style-asian="italic" style:font-name-complex="Times New Roman"/>
    </style:style>
    <style:style style:name="T18" style:family="text">
      <style:text-properties style:font-name="Times New Roman" fo:font-size="9pt" style:font-name-asian="Times New Roman" style:font-size-asian="9pt" style:font-name-complex="Times New Roman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74f94" style:font-size-asian="12pt" style:font-size-complex="12pt"/>
    </style:style>
    <style:style style:name="T21" style:family="text">
      <style:text-properties fo:font-size="12pt" officeooo:rsid="0013df8b" style:font-size-asian="12pt" style:font-size-complex="12pt"/>
    </style:style>
    <style:style style:name="T22" style:family="text">
      <style:text-properties fo:font-size="12pt" fo:font-weight="bold" officeooo:rsid="00099b6e" style:font-size-asian="10.5pt" style:font-weight-asian="bold" style:font-size-complex="12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08a43a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099b6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321074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25193" style:font-size-asian="12pt" style:font-weight-asian="bold" style:font-size-complex="12pt" style:font-weight-complex="bold"/>
    </style:style>
    <style:style style:name="T28" style:family="text">
      <style:text-properties fo:font-size="12pt" fo:font-style="normal" fo:font-weight="bold" officeooo:rsid="0008a43a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fo:font-weight="bold" officeooo:rsid="00321074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officeooo:rsid="00074f94"/>
    </style:style>
    <style:style style:name="T31" style:family="text">
      <style:text-properties officeooo:rsid="0008a43a"/>
    </style:style>
    <style:style style:name="T32" style:family="text">
      <style:text-properties officeooo:rsid="00099b6e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15c398" style:font-size-asian="11pt" style:font-size-complex="11pt"/>
    </style:style>
    <style:style style:name="T35" style:family="text">
      <style:text-properties fo:font-size="11pt" officeooo:rsid="0033b528" style:font-size-asian="11pt" style:font-size-complex="11pt"/>
    </style:style>
    <style:style style:name="T36" style:family="text">
      <style:text-properties officeooo:rsid="00300113"/>
    </style:style>
    <style:style style:name="T37" style:family="text">
      <style:text-properties fo:color="#579835" style:font-name="Times New Roman" fo:font-weight="bold" style:font-name-asian="Times New Roman" style:font-weight-asian="bold" style:font-name-complex="Times New Roman" style:font-weight-complex="bold"/>
    </style:style>
    <style:style style:name="T38" style:family="text">
      <style:text-properties officeooo:rsid="00321074"/>
    </style:style>
    <style:style style:name="T39" style:family="text">
      <style:text-properties officeooo:rsid="0033b528"/>
    </style:style>
    <style:style style:name="T40" style:family="text">
      <style:text-properties officeooo:rsid="0034cca3"/>
    </style:style>
    <style:style style:name="T41" style:family="text">
      <style:text-properties officeooo:rsid="0035b8f6"/>
    </style:style>
    <style:style style:name="T42" style:family="text">
      <style:text-properties officeooo:rsid="00386f69"/>
    </style:style>
    <style:style style:name="T43" style:family="text">
      <style:text-properties officeooo:rsid="003a1bfb"/>
    </style:style>
    <style:style style:name="T44" style:family="text">
      <style:text-properties officeooo:rsid="00427d7e"/>
    </style:style>
    <style:style style:name="T45" style:family="text">
      <style:text-properties fo:color="#00508f" style:font-name="Times New Roman" fo:font-weight="bold" style:font-name-asian="Times New Roman" style:font-weight-asian="bold" style:font-name-complex="Times New Roman" style:font-weight-complex="bold"/>
    </style:style>
    <style:style style:name="T46" style:family="text">
      <style:text-properties officeooo:rsid="0044ef43"/>
    </style:style>
    <style:style style:name="T47" style:family="text">
      <style:text-properties officeooo:rsid="0049630b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">Отчет по лабораторной работе №</text:span><text:span text:style-name="T3">2</text:span><text:span text:style-name="T4">1</text:span><text:span text:style-name="T2"> </text:span><text:span text:style-name="T9">по курсу </text:span><text:span text:style-name="T10">Информатика</text:span></text:p>
      <text:p text:style-name="P34">Студент группы <text:s/><text:span text:style-name="T20">М8О-107Б</text:span> <text:span text:style-name="T19"><text:s/></text:span><text:span text:style-name="T20">Ревунов Денис <text:s text:c="4"/></text:span><text:span text:style-name="T30"><text:s text:c="6"/></text:span>, № по списку <text:s/><text:span text:style-name="T21">18</text:span></text:p>
      <text:p text:style-name="P1"/>
      <text:p text:style-name="P36">Контакты www, e-mail, icq, skype <text:span text:style-name="T19"><text:s text:c="2"/></text:span><text:span text:style-name="T20">drevunov13@mail.ru</text:span></text:p>
      <text:p text:style-name="P2"/>
      <text:p text:style-name="P35"><text:span text:style-name="T5">Работа выполнена: «</text:span><text:span text:style-name="T6">30</text:span><text:span text:style-name="T11">» </text:span><text:span text:style-name="T14">Мая</text:span><text:span text:style-name="T12"> <text:s text:c="5"/></text:span><text:span text:style-name="T11">20</text:span><text:span text:style-name="T13">20</text:span><text:span text:style-name="T11">г.</text:span></text:p>
      <text:p text:style-name="P3"/>
      <text:p text:style-name="P36">Преподаватель: <text:span text:style-name="T30">Доцент</text:span> каф. 806 <text:s text:c="3"/><text:span text:style-name="T20">Сластушенский</text:span></text:p>
      <text:p text:style-name="P36"/>
      <text:p text:style-name="P36">Входной контроль знаний с оценкой _____________________</text:p>
      <text:p text:style-name="P4"/>
      <text:p text:style-name="P37">Отчет сдан «<text:span text:style-name="T38">30</text:span>» <text:span text:style-name="T38">Мая <text:s text:c="8"/></text:span>20<text:span text:style-name="T38">20 <text:s text:c="7"/></text:span><text:s/>г., итоговая оценка _____</text:p>
      <text:p text:style-name="P5"/>
      <text:p text:style-name="P38">Подпись преподавателя ________________</text:p>
      <text:p text:style-name="P6"/>
      <text:list xml:id="list642880126" text:style-name="WW8Num1">
        <text:list-item>
          <text:list>
            <text:list-item>
              <text:p text:style-name="P59"><text:span text:style-name="T15">Тема: <text:s/></text:span><text:span text:style-name="T16">Программирование на интерпретируемых командных языках</text:span></text:p>
            </text:list-item>
          </text:list>
        </text:list-item>
      </text:list>
      <text:p text:style-name="P53"/>
      <text:p text:style-name="P53"/>
      <text:p text:style-name="P20"/>
      <text:list xml:id="list2542865265" text:style-name="WW8Num2">
        <text:list-item>
          <text:p text:style-name="P60"><text:span text:style-name="T15">Цель работы: </text:span><text:span text:style-name="T16">Написать на bash утилиту для выполнения заданных действий над файлами</text:span></text:p>
          <text:p text:style-name="P62"/>
        </text:list-item>
      </text:list>
      <text:p text:style-name="P20"/>
      <text:list xml:id="list174750275847939" text:continue-numbering="true" text:style-name="WW8Num2">
        <text:list-item>
          <text:p text:style-name="P61"><text:span text:style-name="T15">Задание : </text:span><text:span text:style-name="T16">Удаление всех файлов с указанным префиксом и с максимальными размерами, пока общий размер оставшихся файлов не станет меньше заданного числа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74748789997438" text:continue-numbering="true" text:style-name="WW8Num2">
        <text:list-item>
          <text:p text:style-name="P63"><text:span text:style-name="T15">Оборудование </text:span><text:span text:style-name="T5">(лабораторное):</text:span></text:p>
        </text:list-item>
      </text:list>
      <text:p text:style-name="P19"/>
      <text:p text:style-name="P40">ЭВМ ______________, процессор _____________, имя узла сети __________________ с ОП ______________ Мб, НМД __________ Мб. Терминал __________ адрес __________________. Принтер _________________________</text:p>
      <text:p text:style-name="P40">Другие устройства ________________________________________________________________________________</text:p>
      <text:p text:style-name="P40">_________________________________________________________________________________________________</text:p>
      <text:p text:style-name="P20"/>
      <text:p text:style-name="P41">Оборудование ПЭВМ студента, если использовалось:</text:p>
      <text:p text:style-name="P25"/>
      <text:p text:style-name="P40">Процессор <text:span text:style-name="T28">Intel core i</text:span><text:span text:style-name="T29">5</text:span><text:span text:style-name="T28">-</text:span><text:span text:style-name="T29">8250U</text:span> с ОП <text:span text:style-name="T24">8196</text:span><text:span text:style-name="T23"> Мб,</text:span> НМД <text:span text:style-name="T26">256000</text:span><text:span text:style-name="T31"> </text:span>Мб. Монитор <text:span text:style-name="T24">1920x1080</text:span></text:p>
      <text:p text:style-name="P40">Другие устройства ________________________________________________________________________________</text:p>
      <text:p text:style-name="P40">_________________________________________________________________________________________________</text:p>
      <text:p text:style-name="P20"/>
      <text:list xml:id="list174750433180548" text:continue-numbering="true" text:style-name="WW8Num2">
        <text:list-item>
          <text:p text:style-name="P64">Программное обеспечение (лабораторное):</text:p>
        </text:list-item>
      </text:list>
      <text:p text:style-name="P19"/>
      <text:p text:style-name="P40">Операционная система семейства ___________, наименование _______________________ версия _____________</text:p>
      <text:p text:style-name="P40">интерпретатор команд ________________ версия ____________</text:p>
      <text:p text:style-name="P40">Система программирования __________________________________________________ версия ________________</text:p>
      <text:p text:style-name="P40">Редактор текстов __________________________________________________________ версия _________________</text:p>
      <text:p text:style-name="P40">Утилиты операционной системы ____________________________________________________________________</text:p>
      <text:p text:style-name="P40">_________________________________________________________________________________________________</text:p>
      <text:p text:style-name="P40">Прикладные системы и программы __________________________________________________________________</text:p>
      <text:p text:style-name="P40">Местонахождение и имена файлов программ и данных__________________________________________________</text:p>
      <text:p text:style-name="P40">_________________________________________________________________________________________________</text:p>
      <text:p text:style-name="P20"/>
      <text:p text:style-name="P41">Программное обеспечение ЭВМ студента, если использовалось:</text:p>
      <text:p text:style-name="P25"/>
      <text:p text:style-name="P40">Операционная система семейства <text:span text:style-name="T24">UNIX</text:span><text:span text:style-name="T31"> </text:span>, наименование <text:span text:style-name="T26">Linux Mint</text:span><text:span text:style-name="T24"> </text:span><text:span text:style-name="T31"><text:s text:c="3"/></text:span>версия <text:span text:style-name="T24">1</text:span><text:span text:style-name="T27">9</text:span><text:span text:style-name="T24">.0</text:span><text:span text:style-name="T27">3</text:span></text:p>
      <text:p text:style-name="P40">интерпретатор команд <text:span text:style-name="T25">Bash</text:span><text:span text:style-name="T32"> </text:span>версия <text:span text:style-name="T25">4.4</text:span></text:p>
      <text:p text:style-name="P40">Система программирования ___________________________________________________версия _______________</text:p>
      <text:p text:style-name="P40">Редактор текстов <text:span text:style-name="T22">E</text:span><text:span text:style-name="T25">macs</text:span><text:span text:style-name="T32"> в</text:span>ерсия <text:span text:style-name="T25">26.3</text:span></text:p>
      <text:p text:style-name="P40">Утилиты операционной системы ____________________________________________________________________</text:p>
      <text:p text:style-name="P40">_________________________________________________________________________________________________</text:p>
      <text:p text:style-name="P65"><text:bookmark text:name="page2"/><text:span text:style-name="T15">6. Идея, метод, алгоритм </text:span><text:span text:style-name="T18">решения задачи</text:span><text:span text:style-name="T15"> </text:span><text:span text:style-name="T18">(в формах:</text:span><text:span text:style-name="T15"> </text:span><text:span text:style-name="T18">словесной,</text:span><text:span text:style-name="T15"> </text:span><text:span text:style-name="T18">псевдокода,</text:span><text:span text:style-name="T15"> </text:span><text:span text:style-name="T18">графической</text:span><text:span text:style-name="T15"> </text:span><text:span text:style-name="T18">[блок-схема,</text:span><text:span text:style-name="T15"> </text:span><text:span text:style-name="T18">диаграмма,</text:span><text:span text:style-name="T15"> </text:span><text:span text:style-name="T18">рисунок,</text:span><text:span text:style-name="T15"> </text:span><text:span text:style-name="T18">таблица] или формальные спецификации с пред- и постусловиями)</text:span></text:p>
      <text:p text:style-name="P8"/>
      <text:p text:style-name="P15"><text:span text:style-name="T35">1.</text:span><text:span text:style-name="T34">1. </text:span><text:span text:style-name="T33">Создать переменные-флаги, изначально все равные нулю</text:span></text:p>
      <text:p text:style-name="P15"><text:span text:style-name="T35">1.</text:span><text:span text:style-name="T33">2. В цикле for param in $@ пройтись по всем переданным параметрам, для каждого проверить, является ли он опцией или аргументом, то есть начинается ли с «-»: if [[ $param =~ ^[\-].* ]]</text:span></text:p>
      <text:p text:style-name="P15"><text:span text:style-name="T35">1.</text:span><text:span text:style-name="T33">3. Если параметр — опция, проверить, существует ли такая и выставить соответствующий флаг в операторе case, если же опция не найдена — вывести предупреждение и завершить работу.</text:span></text:p>
      <text:p text:style-name="P15"><text:span text:style-name="T35">1.</text:span><text:span text:style-name="T33">4. Если параметр — аргумент, проверить, первый ли это аргумент (if [[ prefix_entered -eq 0 ]]).</text:span></text:p>
      <text:p text:style-name="P32">Если да, он сохраняется как префикс, выставляется флаг что он уже введён, и происходит переход к следующему параметру посредством continue.</text:p>
      <text:p text:style-name="P26"><text:span text:style-name="T39">1.</text:span>5. Когда попадается другой аргумент, <text:span text:style-name="T39">он </text:span>считается размером и проверяется, <text:span text:style-name="T39">не был ли он уже введён</text:span>:</text:p>
      <text:p text:style-name="P26">if [[ seek_entered -eq 1 ]]. <text:span text:style-name="T39">В таком случае выводится предупреждение, что аргументов слишком много, и скрипт завершается. Если же размер ещё не был указан, аргумент проверяется на соответствие шаблону:</text:span></text:p>
      <text:p text:style-name="P26">if [[ $param =~ ^[0-9]+[BKMGbkmg]?$ ]], <text:span text:style-name="T39">и если формат правильный, из него с помощью grep извлекается единица измерения и сам размер и проставляется флаг что размер уже указан.</text:span></text:p>
      <text:p text:style-name="P27">1.6 Если все параметры соответствуют условиям, цикл завершается, сохраняя всю нужную информацию во флаги опций и переменные аргументов. Иначе скрипт будет <text:span text:style-name="T43">з</text:span>авершён, а пользовотель уведомлён об ошибке.</text:p>
      <text:p text:style-name="P27"/>
      <text:p text:style-name="P27">2.1 После парсинга ввода начинается обработка самих опций. Сначала проверяется, не была ли запрошена help. В таком случает выводится инструкция, после чего проверяется наличие других аргументов:</text:p>
      <text:p text:style-name="P27">if [[ $# -gt 1 ]]. Если они были введены, у пользователя уточняется, нужно ли исполнить скрипт с их использованием, и при отрицательном ответе работа завершается.</text:p>
      <text:p text:style-name="P27">2.2 Затем проверяется наличие обязательного аргумента — префикса.</text:p>
      <text:p text:style-name="P27">2.3 Если присутствует префикс, то для удаления файлов обязательно наличие размера, поэтому если нету ни</text:p>
      <text:p text:style-name="P27">флага тестового запуска, ни размера, скрипт так же завершается</text:p>
      <text:p text:style-name="P27">2.4 Потом в соответствии заданным <text:span text:style-name="T40">параметром выставляется множитель 1000 либо 1024 для перевода размера в байты, и в зависимости от заданной единицы измерения происходит перевод. При опущенной единице измерения выставляется значение единицы измереиня b, чтобы эта буква была после значений в выводе.</text:span></text:p>
      <text:p text:style-name="P28">2.5 В переменную total записывается текущий размер директории в байтах, который потом будет уменьшаться. В oldsize записывается оно же, но сохраняется и выводится после работы. Создаются переменные files и count, хранящие соответственно общий размер найденных файлов и их количество.</text:p>
      <text:p text:style-name="P28"><text:span text:style-name="T41">2.6</text:span> <text:span text:style-name="T41">Теперь начинается главная часть работы: две ветки кода в зависимости от флага show, внутри каждой из которых ещё две ветки в зависимости от флага test. Общая логика работы:</text:span></text:p>
      <text:p text:style-name="P28"/>
      <text:p text:style-name="P29">3.1 Выставляется опция оболочки lastpipe, чтобы пользоваться ранее названными переменными в последней части конвеера команд.</text:p>
      <text:p text:style-name="P29">3.2 Командой find находятся все подходящие файлы, и одновременно с помощью ключа -exec и команды du для каждого из них вычисляется размер в байтах.</text:p>
      <text:p text:style-name="P29">3.3 Полученный вывод отправляется в команду sort, где с помощью ключей -h -r сортируется по размеру от больших к маленьким.</text:p>
      <text:p text:style-name="P30">3.4 После sort стоит цикл, который из её вывода с помощью read читает по одной строке, и разбивает каждую из них на размер и путь. Если стоит флаг test и show, то данные выводятся на экран, если же второй отсутствует, то выполняется только инкремент счётчика и прибавление размера файла к общему объёму файлов. Когда цикл кончается, полученные данные переводятся в указанную пользователем единицу измерения, после чего выводятся в байтах и в ней(в случае указанных байтов — дублируются). Так же кроме размера и количества найденных файлов выводится размер директории. Затем происходит выход из скрипта.</text:p>
      <text:p text:style-name="P31">3.5 При отсутствии флага -test цикл усложняется: после считывания размера и пути к файлу, сравнивается текущий размер директории и указанное значение. Если нужный размер достигнут, цикл прерывается оператором break. В противном же случае путь файла передаётся команде rm, а её вывод — переменной out. В случае, если удаление прошло успешно и вывод rm пуст, размер удалённого файла вычитается из размера директории и прибавляется к объёму удалёных файлов files, счётчик файлов увеличивается, а также при наличии опции -show происходит вывод размера и расположения файла на экран.</text:p>
      <text:p text:style-name="P31">3.6 После удаления нужного количества файлов выводится полученная статистика: какой был размер папки, каким он стал, сколько файлов было удалено по количеству и объёму. Все значения объёма выводятся одновременно в байтах и указанной пользователем единице измерения. <text:span text:style-name="T42">Затем работа утилиты завершается.</text:span></text:p>
      <text:p text:style-name="P2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6"><text:soft-page-break/></text:p>
      <text:list xml:id="list3510270516" text:style-name="WW8Num3">
        <text:list-item>
          <text:p text:style-name="P58"><text:span text:style-name="T15">Сценарий выполнения работы </text:span><text:span text:style-name="T18">[план работы,</text:span><text:span text:style-name="T15"> </text:span><text:span text:style-name="T18">первоначальный текст программы в черновике</text:span><text:span text:style-name="T15"> </text:span><text:span text:style-name="T18">(можно на отдельном листе)</text:span><text:span text:style-name="T15"> </text:span><text:span text:style-name="T18">и</text:span><text:span text:style-name="T15"> </text:span><text:span text:style-name="T18">тесты либо соображения по тестированию].</text:span></text:p>
        </text:list-item>
      </text:list>
      <text:p text:style-name="P21"/>
      <text:p text:style-name="P9"/>
      <text:p text:style-name="P17">Текст программы:</text:p>
      <text:p text:style-name="P17"/>
      <text:p text:style-name="P10">#!/bin/bash </text:p>
      <text:p text:style-name="P10"/>
      <text:p text:style-name="P10">let seek=0</text:p>
      <text:p text:style-name="P10">let seek_entered=0</text:p>
      <text:p text:style-name="P10">let prefix_entered=0</text:p>
      <text:p text:style-name="P10">let test=0</text:p>
      <text:p text:style-name="P10">let decimal=0</text:p>
      <text:p text:style-name="P10">let multiplier=1</text:p>
      <text:p text:style-name="P10">let help=0</text:p>
      <text:p text:style-name="P10">unit="b"</text:p>
      <text:p text:style-name="P10">prefix=""</text:p>
      <text:p text:style-name="P10">show=0</text:p>
      <text:p text:style-name="P10"/>
      <text:p text:style-name="P10">for param in $@</text:p>
      <text:p text:style-name="P10">do</text:p>
      <text:p text:style-name="P10">if [[ $param =~ ^[\-].* ]]</text:p>
      <text:p text:style-name="P10">then</text:p>
      <text:p text:style-name="P10">case $param in</text:p>
      <text:p text:style-name="P10"><text:tab/>-help | -h)</text:p>
      <text:p text:style-name="P10"><text:tab/><text:tab/>let help=1</text:p>
      <text:p text:style-name="P10"><text:tab/><text:tab/>;;</text:p>
      <text:p text:style-name="P10"><text:tab/>-test)</text:p>
      <text:p text:style-name="P10"><text:tab/><text:tab/>let test=1</text:p>
      <text:p text:style-name="P10"><text:tab/><text:tab/>;;</text:p>
      <text:p text:style-name="P10"><text:tab/>-show)</text:p>
      <text:p text:style-name="P10"><text:tab/><text:tab/>let show=1</text:p>
      <text:p text:style-name="P10"><text:tab/><text:tab/>;;</text:p>
      <text:p text:style-name="P10"><text:tab/>-d)</text:p>
      <text:p text:style-name="P10"><text:tab/><text:tab/>let decimal=1</text:p>
      <text:p text:style-name="P10"><text:tab/><text:tab/>;;</text:p>
      <text:p text:style-name="P10"><text:tab/>*)</text:p>
      <text:p text:style-name="P10"><text:tab/><text:tab/>echo "$param is unknown <text:span text:style-name="T46">option</text:span>"</text:p>
      <text:p text:style-name="P10"><text:tab/><text:tab/>exit 0</text:p>
      <text:p text:style-name="P10"><text:tab/><text:tab/>;;</text:p>
      <text:p text:style-name="P10"/>
      <text:p text:style-name="P10">esac</text:p>
      <text:p text:style-name="P10">else</text:p>
      <text:p text:style-name="P10"><text:tab/>if [[ <text:span text:style-name="T47">$</text:span>prefix_entered -eq 0 ]]</text:p>
      <text:p text:style-name="P10"><text:tab/>then</text:p>
      <text:p text:style-name="P10"><text:tab/><text:tab/>let prefix_entered=1</text:p>
      <text:p text:style-name="P10"><text:tab/><text:tab/>prefix=$param</text:p>
      <text:p text:style-name="P10"><text:tab/><text:tab/>continue</text:p>
      <text:p text:style-name="P10"><text:tab/>fi</text:p>
      <text:p text:style-name="P10"/>
      <text:p text:style-name="P10"><text:tab/>if [[ <text:span text:style-name="T47">$</text:span>seek_entered -eq 1 ]]</text:p>
      <text:p text:style-name="P10"><text:tab/>then</text:p>
      <text:p text:style-name="P10"><text:tab/><text:tab/>echo "Too much arguments. Only [prefix] [size] required"</text:p>
      <text:p text:style-name="P10"><text:tab/><text:tab/>exit 0</text:p>
      <text:p text:style-name="P10"><text:tab/>fi</text:p>
      <text:p text:style-name="P10"><text:tab/>if [[ $param =~ ^[0-9]+[BKMGbkmg]?$ ]]</text:p>
      <text:p text:style-name="P10"><text:tab/>then</text:p>
      <text:p text:style-name="P10"><text:tab/><text:tab/>seek_entered=1</text:p>
      <text:p text:style-name="P10"><text:tab/><text:tab/>unit=$( grep -o -e <text:s/>[BKMGbkmg] &lt;&lt;&lt; $param )</text:p>
      <text:p text:style-name="P10"><text:tab/><text:tab/>seek=$( grep -o -E <text:s/>'^[0-9]+' &lt;&lt;&lt; $param )</text:p>
      <text:p text:style-name="P10"><text:tab/>else</text:p>
      <text:p text:style-name="P10"><text:tab/><text:tab/>echo "$param is unknown size format"</text:p>
      <text:p text:style-name="P10"><text:tab/><text:tab/>exit 0</text:p>
      <text:p text:style-name="P10"><text:tab/>fi</text:p>
      <text:p text:style-name="P10">fi</text:p>
      <text:p text:style-name="P10">done</text:p>
      <text:p text:style-name="P10">if [[ $help -eq 1 ]]</text:p>
      <text:p text:style-name="P10">then</text:p>
      <text:p text:style-name="P10"><text:tab/>echo -e "\n$0 searches for files beginning with PREFIX and deletes the biggest of them until the size of a directory reaches SIZE or there's no such files left.\</text:p>
      <text:p text:style-name="P10"><text:tab/>\n\n syntax:\</text:p>
      <text:p text:style-name="P10"><text:tab/>\n $0 [OPTIONS] [PREFIX] [SIZE][UNIT]\</text:p>
      <text:p text:style-name="P10"><text:tab/>\n possible units:\</text:p>
      <text:p text:style-name="P10"><text:tab/>\n B/b or omitted - bytes\</text:p>
      <text:p text:style-name="P10"><text:tab/>\n K/k - kilobytes\</text:p>
      <text:p text:style-name="P10"><text:soft-page-break/><text:tab/>\n M/m - megabytes\</text:p>
      <text:p text:style-name="P10"><text:tab/>\n G/g - gigabytes\</text:p>
      <text:p text:style-name="P10"/>
      <text:p text:style-name="P10"><text:tab/>\n SIZE should always be after PREFIX and unit has to be after size without separators, while the OPTIONS positions don't really matter.\</text:p>
      <text:p text:style-name="P10"><text:tab/>\n By default both PREFIX and SIZE are required, but with -test option SIZE can be omitted. Howewer, in this case all sizes of files will only be printed in bytes.\</text:p>
      <text:p text:style-name="P10"><text:tab/></text:p>
      <text:p text:style-name="P10"><text:tab/>\n Avaiable options:\</text:p>
      <text:p text:style-name="P10"><text:tab/>\n -h or -help - display this guide\</text:p>
      <text:p text:style-name="P10"><text:tab/>\n -test - find matching files but don't delete\</text:p>
      <text:p text:style-name="P10"><text:tab/>\n -show - show every matching file with -test option, or show only matching and deleted files without it.\</text:p>
      <text:p text:style-name="P10"><text:tab/>\n -d - decimal - use powers of 10 instead of 2 for units. Kilobytes become 1000 instead of 1024, megabytes are considered 10^6 instead of 2^20 and etc. Without this option <text:span text:style-name="T44">binary</text:span> units are used."</text:p>
      <text:p text:style-name="P10"><text:tab/>if [[ $# -gt 1 ]]</text:p>
      <text:p text:style-name="P10"><text:tab/>then </text:p>
      <text:p text:style-name="P10"><text:tab/><text:tab/>echo -e "\n\nSome other parameters were passed besides -help. Would you like to execute $0 using them?(Y/n)"</text:p>
      <text:p text:style-name="P10"><text:tab/><text:tab/>read answer</text:p>
      <text:p text:style-name="P10"><text:tab/><text:tab/>if [[ $answer != "Y" ]]</text:p>
      <text:p text:style-name="P10"><text:tab/><text:tab/>then</text:p>
      <text:p text:style-name="P10"><text:tab/><text:tab/><text:tab/>exit 0</text:p>
      <text:p text:style-name="P10"><text:tab/><text:tab/>fi</text:p>
      <text:p text:style-name="P10"><text:tab/>else</text:p>
      <text:p text:style-name="P10"><text:tab/><text:tab/>exit 0</text:p>
      <text:p text:style-name="P10"><text:tab/>fi</text:p>
      <text:p text:style-name="P10"/>
      <text:p text:style-name="P10">fi</text:p>
      <text:p text:style-name="P10">if [[ $prefix_entered -eq 0 ]]</text:p>
      <text:p text:style-name="P10">then </text:p>
      <text:p text:style-name="P10"><text:tab/>echo "No prefix provided. Use -h or -help for more info."</text:p>
      <text:p text:style-name="P10"><text:tab/>exit 0</text:p>
      <text:p text:style-name="P10">fi</text:p>
      <text:p text:style-name="P10">if [[ <text:span text:style-name="T47">$</text:span>seek_entered -eq 0 &amp;&amp; test -eq 0 ]]</text:p>
      <text:p text:style-name="P10">then</text:p>
      <text:p text:style-name="P10"><text:tab/>echo "No size provided. Size is required for non-testing runs. Use -h or -help for more info."</text:p>
      <text:p text:style-name="P10"><text:tab/>exit 0</text:p>
      <text:p text:style-name="P10">fi</text:p>
      <text:p text:style-name="P10">if [[ $decimal -eq 1 ]]</text:p>
      <text:p text:style-name="P10">then</text:p>
      <text:p text:style-name="P10"><text:tab/>let factor=1000</text:p>
      <text:p text:style-name="P10">else</text:p>
      <text:p text:style-name="P10"><text:tab/>let factor=1024</text:p>
      <text:p text:style-name="P10">fi</text:p>
      <text:p text:style-name="P10"/>
      <text:p text:style-name="P10">if [[ $unit == "k" || $unit == "K" ]]</text:p>
      <text:p text:style-name="P10">then</text:p>
      <text:p text:style-name="P10"><text:tab/>let multiplier=factor</text:p>
      <text:p text:style-name="P10">fi</text:p>
      <text:p text:style-name="P10">if [[ $unit == "m" || $unit == "M" ]]</text:p>
      <text:p text:style-name="P10">then</text:p>
      <text:p text:style-name="P10"><text:tab/>let multiplier=factor*factor</text:p>
      <text:p text:style-name="P10">fi</text:p>
      <text:p text:style-name="P10">if [[ $unit == "g" || $unit == "G" ]]</text:p>
      <text:p text:style-name="P10">then</text:p>
      <text:p text:style-name="P10"><text:tab/>let multiplier=factor*factor*factor</text:p>
      <text:p text:style-name="P10">fi</text:p>
      <text:p text:style-name="P10">let seek*=multiplier</text:p>
      <text:p text:style-name="P10">if [[ $unit == "" ]]</text:p>
      <text:p text:style-name="P10">then unit="b"</text:p>
      <text:p text:style-name="P10">fi</text:p>
      <text:p text:style-name="P10"/>
      <text:p text:style-name="P10">export <text:tab/>total=$(du . -s -b) </text:p>
      <text:p text:style-name="P10">total=$( grep -o -E <text:s/>'^[0-9]+' &lt;&lt;&lt; $total ) </text:p>
      <text:p text:style-name="P10">oldsize=$total</text:p>
      <text:p text:style-name="P10">export files=0</text:p>
      <text:p text:style-name="P10">export count=0</text:p>
      <text:p text:style-name="P10"/>
      <text:p text:style-name="P10">if [[ $show -eq 1 ]]</text:p>
      <text:p text:style-name="P10">then</text:p>
      <text:p text:style-name="P10"><text:tab/>if [[ $test -eq 1 ]]</text:p>
      <text:p text:style-name="P10"><text:tab/>then</text:p>
      <text:p text:style-name="P10"><text:tab/><text:tab/>shopt -s lastpipe</text:p>
      <text:p text:style-name="P10"><text:tab/><text:tab/>find . -name "$prefix*" -type f <text:s/>-exec du <text:s/>-b {} + | sort -r -h <text:s/>| while read -r size path ; do echo "$size $path"; let files+=$size; let count+=1; done</text:p>
      <text:p text:style-name="P10"><text:soft-page-break/><text:tab/><text:tab/>let humanfiles=$files/multiplier</text:p>
      <text:p text:style-name="P10"><text:tab/><text:tab/>let oldhuman=$oldsize/multiplier</text:p>
      <text:p text:style-name="P10"><text:tab/><text:tab/>echo "directory size is $oldsize bytes($oldhuman $unit), $count files can be deleted totalling $files bytes ($humanfiles $unit)"</text:p>
      <text:p text:style-name="P10"><text:tab/><text:tab/>exit 0</text:p>
      <text:p text:style-name="P10"><text:tab/>fi</text:p>
      <text:p text:style-name="P10"><text:tab/>if [[ $test -eq 0 ]]</text:p>
      <text:p text:style-name="P10"><text:tab/>then</text:p>
      <text:p text:style-name="P10"><text:tab/><text:tab/>shopt -s lastpipe</text:p>
      <text:p text:style-name="P10"><text:tab/><text:tab/>find . -name "$prefix*" -type f <text:s/>-exec du <text:s/>-b {} + | sort -r -h <text:s/>| while read -r size path ; do if [[ $total -lt $seek ]]; then break; else out=$(rm "$path"); if [[ -z $out ]]; then let total-=$size; let count+=1; let files+=$size; echo "$size $path"; fi fi; done</text:p>
      <text:p text:style-name="P10"><text:tab/><text:tab/>let human=$total/multiplier</text:p>
      <text:p text:style-name="P10"><text:tab/><text:tab/>let humanfiles=$files/multiplier</text:p>
      <text:p text:style-name="P10"><text:tab/><text:tab/>let oldhuman=$oldsize/multiplier</text:p>
      <text:p text:style-name="P10"><text:tab/><text:tab/>echo "directory size was $oldsize bytes($oldhuman $unit) and was reduced to $total bytes($human $unit) by deleting $count files totalling $files bytes($humanfiles $unit)"</text:p>
      <text:p text:style-name="P10"><text:tab/><text:tab/>exit 0</text:p>
      <text:p text:style-name="P10"><text:tab/>fi</text:p>
      <text:p text:style-name="P10">fi</text:p>
      <text:p text:style-name="P10">if [[ $show -eq 0 ]]</text:p>
      <text:p text:style-name="P10">then</text:p>
      <text:p text:style-name="P10"><text:tab/>if [[ $test -eq 1 ]]</text:p>
      <text:p text:style-name="P10"><text:tab/>then</text:p>
      <text:p text:style-name="P10"><text:tab/><text:tab/>shopt -s lastpipe</text:p>
      <text:p text:style-name="P10"><text:tab/><text:tab/>find . -name "$prefix*" -type f <text:s/>-exec du <text:s/>-b {} + | sort -r -h <text:s/>| while read -r size path ; do let files+=$size; let count+=1; done</text:p>
      <text:p text:style-name="P10"><text:tab/><text:tab/>let humanfiles=$files/multiplier</text:p>
      <text:p text:style-name="P10"><text:tab/><text:tab/>let oldhuman=$oldsize/multiplier</text:p>
      <text:p text:style-name="P10"><text:tab/><text:tab/>echo "directory size is $oldsize bytes($oldhuman $unit), $count files can be deleted totalling $files bytes($humanfiles $unit)"</text:p>
      <text:p text:style-name="P10"><text:tab/><text:tab/>exit 0</text:p>
      <text:p text:style-name="P10"><text:tab/>fi</text:p>
      <text:p text:style-name="P10"><text:tab/>if [[ $test -eq 0 ]]</text:p>
      <text:p text:style-name="P10"><text:tab/>then</text:p>
      <text:p text:style-name="P10"><text:tab/><text:tab/>shopt -s lastpipe</text:p>
      <text:p text:style-name="P10"><text:tab/><text:tab/>find . -name "$prefix*" -type f <text:s/>-exec du <text:s/>-b {} + | sort -r -h <text:s/>| while read -r size path ; do if [[ $total -lt $seek ]]; then break; else out=$(rm "$path"); if [[ -z $out ]]; then let total-=$size; let count+=1; let files+=size; fi; fi; done</text:p>
      <text:p text:style-name="P10"><text:tab/><text:tab/>let human=$total/multiplier</text:p>
      <text:p text:style-name="P10"><text:tab/><text:tab/>let humanfiles=$files/multiplier</text:p>
      <text:p text:style-name="P10"><text:tab/><text:tab/>let oldhuman=$oldsize/multiplier</text:p>
      <text:p text:style-name="P10"><text:tab/><text:tab/>echo "directory size was $oldsize bytes($oldhuman $unit) and was reduced to $total bytes($human $unit) by deleting $count files totalling $files bytes($humanfiles $unit)"</text:p>
      <text:p text:style-name="P10"><text:tab/><text:tab/>exit 0</text:p>
      <text:p text:style-name="P10"><text:tab/>fi</text:p>
      <text:p text:style-name="P10">f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Пункты 1-7 отчета составляются строго до начала лабораторной работы.</text:p>
      <text:p text:style-name="P24"/>
      <text:p text:style-name="P42"><text:span text:style-name="T17">Допущен к выполнению работы. </text:span><text:span text:style-name="T15">Подпись преподавателя</text:span><text:span text:style-name="T17"> </text:span><text:span text:style-name="T15">_____________________</text:span></text:p>
      <text:list xml:id="list2457677167" text:style-name="WW8Num4">
        <text:list-item>
          <text:p text:style-name="P66"><text:bookmark text:name="page3"/><text:span text:style-name="T15">Распечатка протокола </text:span><text:span text:style-name="T18">(подклеить листинг окончательного варианта программы с тестовыми примерами,</text:span><text:span text:style-name="T15"> </text:span><text:span text:style-name="T18">подписанный</text:span><text:span text:style-name="T15"> </text:span><text:span text:style-name="T18">преподавателем).</text:span></text:p>
        </text:list-item>
      </text:list>
      <text:p text:style-name="P54"/>
      <text:p text:style-name="P56"><text:span text:style-name="T37">denis@denis-X510UNR</text:span><text:span text:style-name="T5">:</text:span><text:span text:style-name="T45">~/Documents/labs/lab21</text:span><text:span text:style-name="T5">$ ls</text:span></text:p>
      <text:p text:style-name="P55">l21.sh <text:s/>l21.sh~ <text:s/>mingw64 <text:s/>nam.out <text:s/>Picture.png <text:s/>Ref.odt <text:s/>Revunov.docx <text:s/>Vector_report_blank_filled.odt</text:p>
      <text:p text:style-name="P56"><text:span text:style-name="T37">denis@denis-X510UNR</text:span><text:span text:style-name="T5">:</text:span><text:span text:style-name="T45">~/Documents/labs/lab21</text:span><text:span text:style-name="T5">$ du -s -b -h</text:span></text:p>
      <text:p text:style-name="P55">438M<text:tab/>.</text:p>
      <text:p text:style-name="P56"><text:span text:style-name="T37">denis@denis-X510UNR</text:span><text:span text:style-name="T5">:</text:span><text:span text:style-name="T45">~/Documents/labs/lab21</text:span><text:span text:style-name="T5">$ du -s -b</text:span></text:p>
      <text:p text:style-name="P55">458392516<text:tab/>.</text:p>
      <text:p text:style-name="P56"><text:span text:style-name="T37">denis@denis-X510UNR</text:span><text:span text:style-name="T5">:</text:span><text:span text:style-name="T45">~/Documents/labs/lab21</text:span><text:span text:style-name="T5">$ ./l21.sh c 435M -test -show | tail</text:span></text:p>
      <text:p text:style-name="P55">170 ./mingw64/opt/share/terminfo/63/cad68-3</text:p>
      <text:p text:style-name="P55">170 ./mingw64/opt/lib/terminfo/63/cgc3</text:p>
      <text:p text:style-name="P55">170 ./mingw64/opt/lib/terminfo/63/cad68-3</text:p>
      <text:p text:style-name="P55">152 ./mingw64/opt/ssl/misc/c_info</text:p>
      <text:p text:style-name="P55">119 ./mingw64/opt/ssl/misc/c_hash</text:p>
      <text:p text:style-name="P55">112 ./mingw64/opt/ssl/misc/c_issuer</text:p>
      <text:p text:style-name="P55">110 ./mingw64/opt/ssl/misc/c_name</text:p>
      <text:p text:style-name="P55">62 ./mingw64/opt/lib/python2.7/xml/etree/cElementTree.py</text:p>
      <text:p text:style-name="P55">47 ./mingw64/opt/lib/python2.7/lib2to3/tests/data/crlf.py</text:p>
      <text:p text:style-name="P55">directory size is 458392516 bytes(437 M), 802 files can be deleted totalling 60218843 bytes (57 M)</text:p>
      <text:p text:style-name="P56"><text:span text:style-name="T37">denis@denis-X510UNR</text:span><text:span text:style-name="T5">:</text:span><text:span text:style-name="T45">~/Documents/labs/lab21</text:span><text:span text:style-name="T5">$ ./l21.sh c 435M -test</text:span></text:p>
      <text:p text:style-name="P55">directory size is 458392516 bytes(437 M), 802 files can be deleted totalling 60218843 bytes(57 M)</text:p>
      <text:p text:style-name="P56"><text:span text:style-name="T37">denis@denis-X510UNR</text:span><text:span text:style-name="T5">:</text:span><text:span text:style-name="T45">~/Documents/labs/lab21</text:span><text:span text:style-name="T5">$ ./l21.sh c 435M -test -d</text:span></text:p>
      <text:p text:style-name="P55">directory size is 458392516 bytes(458 M), 802 files can be deleted totalling 60218843 bytes(60 M)</text:p>
      <text:p text:style-name="P56"><text:span text:style-name="T37">denis@denis-X510UNR</text:span><text:span text:style-name="T5">:</text:span><text:span text:style-name="T45">~/Documents/labs/lab21</text:span><text:span text:style-name="T5">$ ./l21.sh c 435M -show</text:span></text:p>
      <text:p text:style-name="P55">23177728 ./mingw64/libexec/gcc/x86_64-w64-mingw32/7.3.0/cc1plus.exe</text:p>
      <text:p text:style-name="P55">directory size was 458392516 bytes(437 M) and was reduced to 435214788 bytes(415 M) by deleting 1 files totalling 23177728 bytes(22 M)</text:p>
      <text:p text:style-name="P56"><text:span text:style-name="T37">denis@denis-X510UNR</text:span><text:span text:style-name="T5">:</text:span><text:span text:style-name="T45">~/Documents/labs/lab21</text:span><text:span text:style-name="T5">$ ./l21.sh c 405M -show </text:span></text:p>
      <text:p text:style-name="P55">21998592 ./mingw64/libexec/gcc/x86_64-w64-mingw32/7.3.0/cc1.exe</text:p>
      <text:p text:style-name="P55">directory size was 435214788 bytes(415 M) and was reduced to 413216196 bytes(394 M) by deleting 1 files totalling 21998592 bytes(20 M)</text:p>
      <text:p text:style-name="P56"><text:span text:style-name="T37">denis@denis-X510UNR</text:span><text:span text:style-name="T5">:</text:span><text:span text:style-name="T45">~/Documents/labs/lab21</text:span><text:span text:style-name="T5">$ ./l21.sh c 390m -test -show | head</text:span></text:p>
      <text:p text:style-name="P55">1912320 ./mingw64/bin/c++.exe</text:p>
      <text:p text:style-name="P55">1910784 ./mingw64/bin/cpp.exe</text:p>
      <text:p text:style-name="P55">1503744 ./mingw64/libexec/gcc/x86_64-w64-mingw32/7.3.0/collect2.exe</text:p>
      <text:p text:style-name="P55">1054208 ./mingw64/bin/c++filt.exe</text:p>
      <text:p text:style-name="P55">422405 ./mingw64/x86_64-w64-mingw32/include/comsvcs.h</text:p>
      <text:p text:style-name="P55">298533 ./mingw64/x86_64-w64-mingw32/include/cdoex.h</text:p>
      <text:p text:style-name="P55">256783 ./mingw64/x86_64-w64-mingw32/include/cluscfgserver.h</text:p>
      <text:p text:style-name="P55">176838 ./mingw64/x86_64-w64-mingw32/include/commctrl.h</text:p>
      <text:p text:style-name="P55">132509 ./mingw64/opt/lib/tcl8.6/encoding/cp936.enc</text:p>
      <text:p text:style-name="P55">130423 ./mingw64/opt/lib/tcl8.6/encoding/cp949.enc</text:p>
      <text:p text:style-name="P56"><text:span text:style-name="T37">denis@denis-X510UNR</text:span><text:span text:style-name="T5">:</text:span><text:span text:style-name="T45">~/Documents/labs/lab21</text:span><text:span text:style-name="T5">$ ./l21.sh c 390m -show </text:span></text:p>
      <text:p text:style-name="P55">1912320 ./mingw64/bin/c++.exe</text:p>
      <text:p text:style-name="P55">1910784 ./mingw64/bin/cpp.exe</text:p>
      <text:p text:style-name="P55">1503744 ./mingw64/libexec/gcc/x86_64-w64-mingw32/7.3.0/collect2.exe</text:p>
      <text:p text:style-name="P55">directory size was 413216196 bytes(394 m) and was reduced to 407889348 bytes(388 m) by deleting 3 files totalling 5326848 bytes(5 m)</text:p>
      <text:p text:style-name="P56"><text:span text:style-name="T37">denis@denis-X510UNR</text:span><text:span text:style-name="T5">:</text:span><text:span text:style-name="T45">~/Documents/labs/lab21</text:span><text:span text:style-name="T5">$ ./l21.sh c 385m </text:span></text:p>
      <text:p text:style-name="P55">directory size was 407891790 bytes(388 m) and was reduced to 403664098 bytes(384 m) by deleting 29 files totalling 4227692 bytes(4 m)</text:p>
      <text:p text:style-name="P56"><text:span text:style-name="T37">denis@denis-X510UNR</text:span><text:span text:style-name="T5">:</text:span><text:span text:style-name="T45">~/Documents/labs/lab21</text:span><text:span text:style-name="T5">$ ./l21.sh -h</text:span></text:p>
      <text:p text:style-name="P55"/>
      <text:p text:style-name="P55">./l21.sh searches for files beginning with PREFIX and deletes the biggest of them until the size of a directory reaches SIZE or there's no such files left.<text:tab/></text:p>
      <text:p text:style-name="P55"/>
      <text:p text:style-name="P55"><text:s/>syntax:<text:tab/></text:p>
      <text:p text:style-name="P55"><text:s/>./l21.sh [OPTIONS] [PREFIX] [SIZE][UNIT]<text:tab/></text:p>
      <text:p text:style-name="P55"><text:s/>possible units:<text:tab/></text:p>
      <text:p text:style-name="P55"><text:s/>B/b or omitted - bytes<text:tab/></text:p>
      <text:p text:style-name="P55"><text:s/>K/k - kilobytes<text:tab/></text:p>
      <text:p text:style-name="P55"><text:s/>M/m - megabytes<text:tab/></text:p>
      <text:p text:style-name="P55"><text:s/>G/g - gigabytes</text:p>
      <text:p text:style-name="P55"><text:tab/></text:p>
      <text:p text:style-name="P55"><text:s/>SIZE should always be after PREFIX and unit has to be after size without separators, while the OPTIONS positions don't really matter.<text:tab/></text:p>
      <text:p text:style-name="P55"><text:s/>By default both PREFIX and SIZE are required, but with -test option SIZE can be omitted. Howewer, in this case all sizes of files will only be printed in bytes.<text:tab/></text:p>
      <text:p text:style-name="P55"><text:soft-page-break/><text:tab/></text:p>
      <text:p text:style-name="P56"><text:span text:style-name="T5"><text:s/>Avai</text:span><text:span text:style-name="T7">l</text:span><text:span text:style-name="T5">able options:<text:tab/></text:span></text:p>
      <text:p text:style-name="P55"><text:s/>-h or -help - display this guide<text:tab/></text:p>
      <text:p text:style-name="P55"><text:s/>-test - find matching files but don't delete<text:tab/></text:p>
      <text:p text:style-name="P55"><text:s/>-show - show every matching file with -test option, or show only matching and deleted files without it.<text:tab/></text:p>
      <text:p text:style-name="P55"><text:s/>-d - decimal - use powers of 10 instead of 2 for units. Kilobytes become 1000 instead of 1024, megabytes are considered 10^6 instead of 2^20 and etc. Without this option binary units are used.</text:p>
      <text:p text:style-name="P56"><text:span text:style-name="T37">denis@denis-X510UNR</text:span><text:span text:style-name="T5">:</text:span><text:span text:style-name="T45">~/Documents/labs/lab21</text:span><text:span text:style-name="T5">$ ./l21.sh -h -show c 383m </text:span></text:p>
      <text:p text:style-name="P55"/>
      <text:p text:style-name="P55">./l21.sh searches for files beginning with PREFIX and deletes the biggest of them until the size of a directory reaches SIZE or there's no such files left.<text:tab/></text:p>
      <text:p text:style-name="P55"/>
      <text:p text:style-name="P55"><text:s/>syntax:<text:tab/></text:p>
      <text:p text:style-name="P55"><text:s/>./l21.sh [OPTIONS] [PREFIX] [SIZE][UNIT]<text:tab/></text:p>
      <text:p text:style-name="P55"><text:s/>possible units:<text:tab/></text:p>
      <text:p text:style-name="P55"><text:s/>B/b or omitted - bytes<text:tab/></text:p>
      <text:p text:style-name="P55"><text:s/>K/k - kilobytes<text:tab/></text:p>
      <text:p text:style-name="P55"><text:s/>M/m - megabytes<text:tab/></text:p>
      <text:p text:style-name="P55"><text:s/>G/g - gigabytes</text:p>
      <text:p text:style-name="P55"><text:tab/></text:p>
      <text:p text:style-name="P55"><text:s/>SIZE should always be after PREFIX and unit has to be after size without separators, while the OPTIONS positions don't really matter.<text:tab/></text:p>
      <text:p text:style-name="P55"><text:s/>By default both PREFIX and SIZE are required, but with -test option SIZE can be omitted. Howewer, in this case all sizes of files will only be printed in bytes.<text:tab/></text:p>
      <text:p text:style-name="P55"><text:tab/></text:p>
      <text:p text:style-name="P55"><text:s/>Avaiable options:<text:tab/></text:p>
      <text:p text:style-name="P55"><text:s/>-h or -help - display this guide<text:tab/></text:p>
      <text:p text:style-name="P55"><text:s/>-test - find matching files but don't delete<text:tab/></text:p>
      <text:p text:style-name="P55"><text:s/>-show - show every matching file with -test option, or show only matching and deleted files without it.<text:tab/></text:p>
      <text:p text:style-name="P55"><text:s/>-d - decimal - use powers of 10 instead of 2 for units. Kilobytes become 1000 instead of 1024, megabytes are considered 10^6 instead of 2^20 and etc. Without this option binary units are used.</text:p>
      <text:p text:style-name="P55"/>
      <text:p text:style-name="P55"/>
      <text:p text:style-name="P55">Some other parameters were passed besides -help. Would you like to execute ./l21.sh using them?(Y/n)</text:p>
      <text:p text:style-name="P55">Y</text:p>
      <text:p text:style-name="P55">54354 ./mingw64/x86_64-w64-mingw32/include/comdefsp.h</text:p>
      <text:p text:style-name="P55">54204 ./mingw64/lib/gcc/x86_64-w64-mingw32/7.3.0/include/c++/complex</text:p>
      <text:p text:style-name="P55">.</text:p>
      <text:p text:style-name="P55">.</text:p>
      <text:p text:style-name="P55"><text:s/>--пропущено 49 строк--</text:p>
      <text:p text:style-name="P55">.</text:p>
      <text:p text:style-name="P55">.</text:p>
      <text:p text:style-name="P55">31316 ./mingw64/opt/ssl/man/man1/ciphers.1</text:p>
      <text:p text:style-name="P55">31000 ./mingw64/x86_64-w64-mingw32/include/comcat.h</text:p>
      <text:p text:style-name="P55">30461 ./mingw64/opt/ssl/man/man1/ca.1</text:p>
      <text:p text:style-name="P55">directory size was 403665372 bytes(384 m) and was reduced to 401598425 bytes(382 m) by deleting 54 files totalling 2066947 bytes(1 m)</text:p>
      <text:p text:style-name="P56"><text:span text:style-name="T37">denis@denis-X510UNR</text:span><text:span text:style-name="T5">:</text:span><text:span text:style-name="T45">~/Documents/labs/lab21</text:span><text:span text:style-name="T5">$ ./l21.sh -b c 140j</text:span></text:p>
      <text:p text:style-name="P56"><text:span text:style-name="T5">-b is unknown </text:span><text:span text:style-name="T8">option</text:span></text:p>
      <text:p text:style-name="P56"><text:span text:style-name="T37">denis@denis-X510UNR</text:span><text:span text:style-name="T5">:</text:span><text:span text:style-name="T45">~/Documents/labs/lab21</text:span><text:span text:style-name="T5">$ ./l21.sh -d c 140j</text:span></text:p>
      <text:p text:style-name="P55">140j is unknown size format</text:p>
      <text:p text:style-name="P56"><text:span text:style-name="T37">denis@denis-X510UNR</text:span><text:span text:style-name="T5">:</text:span><text:span text:style-name="T45">~/Documents/labs/lab21</text:span><text:span text:style-name="T5">$ ./l21.sh -d c 140k e -test</text:span></text:p>
      <text:p text:style-name="P55">Too much arguments. Only [prefix] [size] required</text:p>
      <text:p text:style-name="P56"><text:span text:style-name="T37">denis@denis-X510UNR</text:span><text:span text:style-name="T5">:</text:span><text:span text:style-name="T45">~/Documents/labs/lab21</text:span><text:span text:style-name="T5">$ ./l21.sh -d -show -test</text:span></text:p>
      <text:p text:style-name="P55">No prefix provided. Use -h or -help for more info.</text:p>
      <text:p text:style-name="P56"><text:span text:style-name="T37">denis@denis-X510UNR</text:span><text:span text:style-name="T5">:</text:span><text:span text:style-name="T45">~/Documents/labs/lab21</text:span><text:span text:style-name="T5">$ ./l21.sh <text:s/>-show -test gcc</text:span></text:p>
      <text:p text:style-name="P55">1909248 ./mingw64/bin/gcc.exe</text:p>
      <text:p text:style-name="P55">60928 ./mingw64/bin/gcc-ranlib.exe</text:p>
      <text:p text:style-name="P55">60928 ./mingw64/bin/gcc-nm.exe</text:p>
      <text:p text:style-name="P55">60928 ./mingw64/bin/gcc-ar.exe</text:p>
      <text:p text:style-name="P55">directory size is 401600049 bytes(401600049 b), 4 files can be deleted totalling 2092032 bytes (2092032 b)</text:p>
      <text:p text:style-name="P56"><text:span text:style-name="T37">denis@denis-X510UNR</text:span><text:span text:style-name="T5">:</text:span><text:span text:style-name="T45">~/Documents/labs/lab21</text:span><text:span text:style-name="T5">$ ./l21.sh <text:s/>-show -test gcc 360k</text:span></text:p>
      <text:p text:style-name="P55">1909248 ./mingw64/bin/gcc.exe</text:p>
      <text:p text:style-name="P55">60928 ./mingw64/bin/gcc-ranlib.exe</text:p>
      <text:p text:style-name="P55">60928 ./mingw64/bin/gcc-nm.exe</text:p>
      <text:p text:style-name="P55">60928 ./mingw64/bin/gcc-ar.exe</text:p>
      <text:p text:style-name="P55">directory size is 401600049 bytes(392187 k), 4 files can be deleted totalling 2092032 bytes (2043 k)</text:p>
      <text:p text:style-name="P56"><text:span text:style-name="T37">denis@denis-X510UNR</text:span><text:span text:style-name="T5">:</text:span><text:span text:style-name="T45">~/Documents/labs/lab21</text:span><text:span text:style-name="T5">$ ./l21.sh <text:s/>-show -test gcc 360m</text:span></text:p>
      <text:p text:style-name="P55"><text:soft-page-break/>1909248 ./mingw64/bin/gcc.exe</text:p>
      <text:p text:style-name="P55">60928 ./mingw64/bin/gcc-ranlib.exe</text:p>
      <text:p text:style-name="P55">60928 ./mingw64/bin/gcc-nm.exe</text:p>
      <text:p text:style-name="P55">60928 ./mingw64/bin/gcc-ar.exe</text:p>
      <text:p text:style-name="P55">directory size is 401600049 bytes(382 m), 4 files can be deleted totalling 2092032 bytes (1 m)</text:p>
      <text:p text:style-name="P56"><text:span text:style-name="T37">denis@denis-X510UNR</text:span><text:span text:style-name="T5">:</text:span><text:span text:style-name="T45">~/Documents/labs/lab21</text:span><text:span text:style-name="T5">$ ./l21.sh <text:s/>-show -test gcc 360g</text:span></text:p>
      <text:p text:style-name="P55">1909248 ./mingw64/bin/gcc.exe</text:p>
      <text:p text:style-name="P55">60928 ./mingw64/bin/gcc-ranlib.exe</text:p>
      <text:p text:style-name="P55">60928 ./mingw64/bin/gcc-nm.exe</text:p>
      <text:p text:style-name="P55">60928 ./mingw64/bin/gcc-ar.exe</text:p>
      <text:p text:style-name="P55">directory size is 401600049 bytes(0 g), 4 files can be deleted totalling 2092032 bytes (0 g)</text:p>
      <text:p text:style-name="P55"/>
      <text:list xml:id="list2110118010" text:style-name="WW8Num5">
        <text:list-item>
          <text:p text:style-name="P67"><text:bookmark text:name="page4"/><text:span text:style-name="T15">Дневник отладки </text:span><text:span text:style-name="T18">должен содержать дату и время сеансов отладки и основные события</text:span><text:span text:style-name="T15"> </text:span><text:span text:style-name="T18">(ошибки в сценарии и программе,</text:span><text:span text:style-name="T15"> </text:span><text:span text:style-name="T18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9">№</text:p>
          </table:table-cell>
          <table:table-cell table:style-name="Table1.A1" office:value-type="string">
            <text:p text:style-name="P46">Лаб.</text:p>
          </table:table-cell>
          <table:table-cell table:style-name="Table1.A1" office:value-type="string">
            <text:p text:style-name="P47">Дата</text:p>
          </table:table-cell>
          <table:table-cell table:style-name="Table1.A1" office:value-type="string">
            <text:p text:style-name="P47">Время</text:p>
          </table:table-cell>
          <table:table-cell table:style-name="Table1.A1" office:value-type="string">
            <text:p text:style-name="P48">Событие</text:p>
          </table:table-cell>
          <table:table-cell table:style-name="Table1.A1" office:value-type="string">
            <text:p text:style-name="P49">Действие по исправлению</text:p>
          </table:table-cell>
          <table:table-cell table:style-name="Table1.G1" office:value-type="string">
            <text:p text:style-name="P50">Примечание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6">или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 table:style-name="Table1.3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46">дом.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G3" office:value-type="string">
            <text:p text:style-name="P11"/>
          </table:table-cell>
        </table:table-row>
        <table:table-row table:style-name="Table1.4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</table:table>
      <text:p text:style-name="P12"/>
      <text:list xml:id="list4068643670" text:style-name="WW8Num6">
        <text:list-item>
          <text:p text:style-name="P68"><text:span text:style-name="T15">Замечания автора </text:span><text:span text:style-name="T5">по существу работы _______________________________________________________________</text:span></text:p>
        </text:list-item>
      </text:list>
      <text:p text:style-name="P19"/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4">_________________________________________________________________________________________________________</text:p>
      <text:list xml:id="list174748466765242" text:continue-numbering="true" text:style-name="WW8Num6">
        <text:list-item>
          <text:p text:style-name="P69">Выводы</text:p>
        </text:list-item>
      </text:list>
      <text:p text:style-name="P13"/>
      <text:p text:style-name="P45">В ходе данной ЛР я научился <text:span text:style-name="T36">использовать множество средств командной оболочки bash и приобрёл опыт и навыки программирования на этом интерпретируемом языке</text:span>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14"/>
      <text:p text:style-name="P51">Недочёты при выполнении задания могут быть устранены следующим образом: ________________________________</text:p>
      <text:p text:style-name="P18"/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p text:style-name="P14"/>
      <text:p text:style-name="P52">Подпись студента 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71in" fo:margin-bottom="0.4535in" fo:margin-left="0.6571in" fo:margin-right="0.559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783in" fo:margin-bottom="0.5626in" fo:margin-left="0.6945in" fo:margin-right="0.448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291in" fo:margin-bottom="1in" fo:margin-left="0.6598in" fo:margin-right="0.7543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5465in" fo:margin-bottom="0.2055in" fo:margin-left="0.4028in" fo:margin-right="0.462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/>
    <meta:creation-date>2019-09-20T08:16:00</meta:creation-date>
    <dc:date>2020-05-31T17:47:48.184784516</dc:date>
    <meta:editing-cycles>29</meta:editing-cycles>
    <meta:editing-duration>PT6H12M56S</meta:editing-duration>
    <meta:generator>LibreOffice/6.0.7.3$Linux_X86_64 LibreOffice_project/00m0$Build-3</meta:generator>
    <meta:print-date>2019-12-16T17:23:07.669525658</meta:print-date>
    <meta:document-statistic meta:table-count="1" meta:image-count="0" meta:object-count="0" meta:page-count="9" meta:paragraph-count="391" meta:word-count="2727" meta:character-count="22352" meta:non-whitespace-character-count="19713"/>
  </office:meta>
</office:document-meta>
</file>